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19.681cm"/>
    </style:style>
    <style:style style:name="co3" style:family="table-column">
      <style:table-column-properties fo:break-before="auto" style:column-width="3.637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5.774cm"/>
    </style:style>
    <style:style style:name="co6" style:family="table-column">
      <style:table-column-properties fo:break-before="auto" style:column-width="1.39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eeDSP-aurora-extension-i2C-mod-displa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2022 March 06, Sunday 12:21: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99.0-1006-g2560c8f31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Applications/KiCad/KiCad.app/Contents/SharedSupport/plugins/bom_csv_grouped_by_value_with_fp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_Polarized</text:p>
          </table:table-cell>
          <table:table-cell/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4_Male</text:p>
          </table:table-cell>
          <table:table-cell/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7_Female</text:p>
          </table:table-cell>
          <table:table-cell/>
          <table:table-cell office:value-type="string" calcext:value-type="string">
            <text:p>Generic connector, single row, 01x07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esist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3-06T12:23:58.876684057</dc:date>
    <meta:editing-duration>PT19S</meta:editing-duration>
    <meta:editing-cycles>1</meta:editing-cycles>
    <meta:document-statistic meta:table-count="1" meta:cell-count="35" meta:object-count="0"/>
    <meta:generator>LibreOffice_Vanilla/7.2.5.2$MacOSX_AARCH64 LibreOffice_project/499f9727c189e6ef3471021d6132d4c694f357e5</meta:generator>
  </office:meta>
</office:document-meta>
</file>